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4710CE36DCA6573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É-PROJETO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Nome:junes merilus</text:p>
            <text:p>N°:16</text:p>
            <text:p>Nome do projeto:elegantes cavaleiros </text:p>
            <text:p>Participantes: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ELEGANTES CAVALEIRO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O nosso projeto é baseado num E-commerce.</text:p>
              </text:list-item>
              <text:list-item>
                <text:p>Uma loja de vendas online de ternos masculinos.</text:p>
              </text:list-item>
              <text:list-item>
                <text:p>Para o sucesso do nosso site nos empreendemos um lema.</text:p>
              </text:list-item>
              <text:list-item>
                <text:p>O lema do nosso site se refere aos homens da sociedade moderna.</text:p>
              </text:list-item>
              <text:list-item>
                <text:p>Nos usamos o termo de cavaleiro para a abstinência.</text:p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OS NOSSO CLIENTE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O nosso compromisso é com os nossos clientes e para </text:p>
                <text:p>satisfazer o desejos dos nossos clientes nos colocamos a disponibilidades deles fários tipos de assessórios para cada tipos de saída e eventos sociais </text:p>
                <text:p/>
              </text:list-item>
              <text:list-item>
                <text:p>Nos colocamos também a disposição um link onde eles poderão comunicar com os nossos operadores para consultar pedidos atrasados e devolução de iten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OS PRODUTO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Os nossos produtos é de alta marca e de alta qualidade também </text:p>
              </text:list-item>
              <text:list-item>
                <text:p>Além dos nossos preços imbatíveis nos temos um frete grátis a disposição dos nossos clientes ideais</text:p>
              </text:list-item>
              <text:list-item>
                <text:p>E para demais comentários nos temos as nossas redes sociais onde os nossos clientes poderão nos seguir e trazer o seu ápio para a nossa missão </text:p>
                <text:p><text:s text:c="11"/></text:p>
                <text:p/>
                <text:p><text:s text:c="19"/>COMO EU SEMPRE DIRIA CAVALEIROS SEJAM</text:p>
                <text:p><text:s text:c="44"/>ELEGA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4710CE36DCA6573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07:41:17.997077462</meta:creation-date>
    <meta:editing-duration>PT7M13S</meta:editing-duration>
    <meta:editing-cycles>2</meta:editing-cycles>
    <meta:generator>LibreOffice/6.4.7.2$Linux_X86_64 LibreOffice_project/40$Build-2</meta:generator>
    <dc:title>Metropolis</dc:title>
    <dc:date>2023-03-31T09:30:43.360352399</dc:date>
    <meta:document-statistic meta:object-count="38"/>
  </office:meta>
</office:document-meta>
</file>